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2c_phone_volume_u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</text:p>
          </table:table-cell>
          <table:table-cell office:value-type="string" calcext:value-type="string">
            <text:p>Data8</text:p>
          </table:table-cell>
          <table:table-cell office:value-type="string" calcext:value-type="string">
            <text:p>Data9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Data16</text:p>
          </table:table-cell>
          <table:table-cell office:value-type="string" calcext:value-type="string">
            <text:p>Data17</text:p>
          </table:table-cell>
          <table:table-cell office:value-type="string" calcext:value-type="string">
            <text:p>Data18</text:p>
          </table:table-cell>
          <table:table-cell office:value-type="string" calcext:value-type="string">
            <text:p>Data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4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8</text:p>
          </table:table-cell>
          <table:table-cell office:value-type="float" office:value="65" calcext:value-type="float">
            <text:p>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D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0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C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C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F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D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E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D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A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34" calcext:value-type="float">
            <text:p>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A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A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B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3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C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B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8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C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3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0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7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A</text:p>
          </table:table-cell>
          <table:table-cell office:value-type="float" office:value="65" calcext:value-type="float">
            <text:p>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7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D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C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0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B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B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5C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A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B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F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4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E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4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E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D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A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B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0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F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B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F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A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A</text:p>
          </table:table-cell>
          <table:table-cell office:value-type="float" office:value="65" calcext:value-type="float">
            <text:p>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E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4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D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AA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F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A</text:p>
          </table:table-cell>
          <table:table-cell office:value-type="float" office:value="95" calcext:value-type="float">
            <text:p>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9A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8D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E</text:p>
          </table:table-cell>
          <table:table-cell office:value-type="float" office:value="61" calcext:value-type="float">
            <text:p>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3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5</text:p>
          </table:table-cell>
          <table:table-cell office:value-type="float" office:value="39" calcext:value-type="float">
            <text:p>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D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7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6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A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table:number-columns-repeated="2" office:value-type="string" calcext:value-type="string">
            <text:p>E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D</text:p>
          </table:table-cell>
          <table:table-cell office:value-type="float" office:value="93" calcext:value-type="float">
            <text:p>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A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A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E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B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E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0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9D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4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AA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B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4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A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7</text:p>
          </table:table-cell>
          <table:table-cell office:value-type="float" office:value="14" calcext:value-type="float">
            <text:p>1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6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6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C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0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E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8E</text:p>
          </table:table-cell>
          <table:table-cell office:value-type="float" office:value="89" calcext:value-type="float">
            <text:p>8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B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B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C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C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7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7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5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6B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F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A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7B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D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F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7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A</text:p>
          </table:table-cell>
          <table:table-cell office:value-type="float" office:value="27" calcext:value-type="float">
            <text:p>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6</text:p>
          </table:table-cell>
          <table:table-cell office:value-type="float" office:value="79" calcext:value-type="float">
            <text:p>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B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4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9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E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4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5B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CC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D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float" office:value="28" calcext:value-type="float">
            <text:p>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4F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E</text:p>
          </table:table-cell>
          <table:table-cell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A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E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2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F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C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F7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6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F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6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F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4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E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B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C</text:p>
          </table:table-cell>
          <table:table-cell office:value-type="float" office:value="74" calcext:value-type="float">
            <text:p>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B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88" calcext:value-type="float">
            <text:p>8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1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BA</text:p>
          </table:table-cell>
          <table:table-cell office:value-type="float" office:value="57" calcext:value-type="float">
            <text:p>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E</text:p>
          </table:table-cell>
          <table:table-cell office:value-type="float" office:value="45" calcext:value-type="float">
            <text:p>4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2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D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4</text:p>
          </table:table-cell>
          <table:table-cell office:value-type="float" office:value="64" calcext:value-type="float">
            <text:p>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C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3E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5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6</text:p>
          </table:table-cell>
          <table:table-cell office:value-type="float" office:value="81" calcext:value-type="float">
            <text:p>8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9D</text:p>
          </table:table-cell>
          <table:table-cell office:value-type="float" office:value="43" calcext:value-type="float">
            <text:p>4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E</text:p>
          </table:table-cell>
          <table:table-cell office:value-type="float" office:value="29" calcext:value-type="float">
            <text:p>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float" office:value="86" calcext:value-type="float">
            <text:p>8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4</text:p>
          </table:table-cell>
          <table:table-cell office:value-type="float" office:value="53" calcext:value-type="float">
            <text:p>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1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D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B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</text:p>
          </table:table-cell>
          <table:table-cell office:value-type="float" office:value="77" calcext:value-type="float">
            <text:p>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E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C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D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1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B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C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2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1</text:p>
          </table:table-cell>
          <table:table-cell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office:value-type="float" office:value="84" calcext:value-type="float">
            <text:p>8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7C</text:p>
          </table:table-cell>
          <table:table-cell office:value-type="float" office:value="55" calcext:value-type="float">
            <text:p>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B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B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E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5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3D</text:p>
          </table:table-cell>
          <table:table-cell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38" calcext:value-type="float">
            <text:p>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7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1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</text:p>
          </table:table-cell>
          <table:table-cell office:value-type="float" office:value="92" calcext:value-type="float">
            <text:p>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5</text:p>
          </table:table-cell>
          <table:table-cell office:value-type="float" office:value="51" calcext:value-type="float">
            <text:p>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3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C</text:p>
          </table:table-cell>
          <table:table-cell office:value-type="float" office:value="99" calcext:value-type="float">
            <text:p>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9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E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4D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float" office:value="67" calcext:value-type="float">
            <text:p>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float" office:value="98" calcext:value-type="float">
            <text:p>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A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F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2"/>
        </table:table-row>
      </table:table>
      <table:table table:name="Sheet2" table:style-name="ta1">
        <table:table-column table:style-name="co9" table:number-columns-repeated="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hange volume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D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…</text:p>
          </table:table-cell>
        </table:table-row>
      </table:table>
      <table:named-expressions/>
      <table:database-ranges>
        <table:database-range table:name="__Anonymous_Sheet_DB__0" table:target-range-address="i2c_phone_volume_up.A1:i2c_phone_volume_up.AA4220" table:display-filter-buttons="true">
          <table:filter>
            <table:filter-and>
              <table:filter-condition table:field-number="0" table:value="Write" table:operator="="/>
              <table:filter-condition table:field-number="5" table:value="0D" table:operator="=">
                <table:filter-set-item table:value="0D"/>
                <table:filter-set-item table:value="0C"/>
                <table:filter-set-item table:value="3"/>
                <table:filter-set-item table:value="2"/>
                <table:filter-set-item table:value="1"/>
                <table:filter-set-item table:value="0"/>
                <table:filter-set-item table:value="4"/>
                <table:filter-set-item table:value="5"/>
                <table:filter-set-item table:value="7"/>
                <table:filter-set-item table:value="8"/>
                <table:filter-set-item table:value="0A"/>
                <table:filter-set-item table:value="9"/>
              </table:filter-condition>
              <table:filter-condition table:field-number="3" table:value="1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9T10:25:26.399456443</dc:date>
    <meta:editing-duration>PT15M5S</meta:editing-duration>
    <meta:editing-cycles>4</meta:editing-cycles>
    <meta:document-statistic meta:table-count="2" meta:cell-count="22983" meta:object-count="0"/>
  </office:meta>
</office:document-meta>
</file>